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208D00000671584EDD4B.jpg" manifest:media-type="image/jpeg"/>
  <manifest:file-entry manifest:full-path="Pictures/100000000000013D0000006E50460692.jpg" manifest:media-type="image/jpeg"/>
  <manifest:file-entry manifest:full-path="Pictures/100000000000075500000158BFC9A40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04cm" style:rel-column-width="32779*"/>
    </style:style>
    <style:style style:name="Tabla1.B" style:family="table-column">
      <style:table-column-properties style:column-width="9.497cm" style:rel-column-width="3275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6.493cm" style:rel-column-width="22394*"/>
    </style:style>
    <style:style style:name="Tabla2.B" style:family="table-column">
      <style:table-column-properties style:column-width="12.508cm" style:rel-column-width="4314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3" style:family="table">
      <style:table-properties style:width="19.001cm" fo:break-before="column" table:align="margins"/>
    </style:style>
    <style:style style:name="Tabla3.A" style:family="table-column">
      <style:table-column-properties style:column-width="6.334cm" style:rel-column-width="21845*"/>
    </style:style>
    <style:style style:name="Tabla3.B" style:family="table-column">
      <style:table-column-properties style:column-width="12.666cm" style:rel-column-width="43690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5" style:family="table">
      <style:table-properties style:width="18.983cm" table:align="right"/>
    </style:style>
    <style:style style:name="Tabla5.A" style:family="table-column">
      <style:table-column-properties style:column-width="8.511cm"/>
    </style:style>
    <style:style style:name="Tabla5.B" style:family="table-column">
      <style:table-column-properties style:column-width="10.472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6" style:family="table">
      <style:table-properties style:width="18.983cm" table:align="right"/>
    </style:style>
    <style:style style:name="Tabla6.A" style:family="table-column">
      <style:table-column-properties style:column-width="5.597cm"/>
    </style:style>
    <style:style style:name="Tabla6.B" style:family="table-column">
      <style:table-column-properties style:column-width="13.386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P1" style:family="paragraph" style:parent-style-name="Standard">
      <loext:graphic-properties draw:fill="solid" draw:fill-color="#ccccff" draw:opacity="100%"/>
      <style:paragraph-properties fo:break-before="page" fo:background-color="#ccccff"/>
      <style:text-properties fo:color="#000000" loext:opacity="100%" style:font-name="Arial" fo:font-size="9pt" fo:language="es" fo:country="ES" fo:font-weight="bold" officeooo:rsid="0174d27e" officeooo:paragraph-rsid="018537f2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8537f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9112bc" officeooo:paragraph-rsid="018537f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8537f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Standard" style:list-style-name="L1">
      <style:text-properties officeooo:paragraph-rsid="018537f2"/>
    </style:style>
    <style:style style:name="P6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8537f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text-properties fo:color="#000000" loext:opacity="100%" style:font-name="Courier New" fo:font-size="10pt" fo:language="es" fo:country="ES" fo:font-weight="bold" officeooo:rsid="0181bdb6" officeooo:paragraph-rsid="018537f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bbdbf" officeooo:paragraph-rsid="0198608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bbdbf" officeooo:paragraph-rsid="01c18bf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 style:list-style-name="L2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bbdbf" officeooo:paragraph-rsid="01c18bf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 style:list-style-name="L3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8537f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8537f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 style:list-style-name="L3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88a7d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 style:list-style-name="L3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88a7d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537f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95bc36" officeooo:paragraph-rsid="018537f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21698" officeooo:paragraph-rsid="018537f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 style:list-style-name="L4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Courier New" fo:font-size="10pt" fo:language="es" fo:country="ES" fo:font-weight="bold" officeooo:rsid="01921698" officeooo:paragraph-rsid="018537f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 style:list-style-name="L4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Courier New" fo:font-size="10pt" fo:language="es" fo:country="ES" fo:font-weight="bold" officeooo:rsid="01921698" officeooo:paragraph-rsid="018a589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21698" officeooo:paragraph-rsid="018a589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794cm"/>
          <style:tab-stop style:position="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8a589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a40d6d" officeooo:paragraph-rsid="018537f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>
      <style:text-properties officeooo:paragraph-rsid="018537f2"/>
    </style:style>
    <style:style style:name="P24" style:family="paragraph" style:parent-style-name="Standard" style:list-style-name="L5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b42855" officeooo:paragraph-rsid="018537f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Standard" style:list-style-name="L5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b42855" officeooo:paragraph-rsid="018dd14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Standard" style:list-style-name="L5">
      <loext:graphic-properties draw:fill="none" draw:fill-gradient-name="gradient" draw:fill-hatch-name="hatch"/>
      <style:paragraph-properties fo:margin-left="0.499cm" fo:margin-right="0cm" fo:text-indent="-0.499cm" style:auto-text-indent="false" fo:background-color="transparent">
        <style:tab-stops>
          <style:tab-stop style:position="0.203cm"/>
        </style:tab-stops>
      </style:paragraph-properties>
      <style:text-properties fo:color="#000000" loext:opacity="100%" style:font-name="Courier New" fo:font-size="10pt" fo:language="es" fo:country="ES" fo:font-weight="bold" officeooo:rsid="01b42855" officeooo:paragraph-rsid="018dd14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9756bd" officeooo:paragraph-rsid="018537f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Standard">
      <style:text-properties fo:color="#000000" loext:opacity="100%" style:font-name="Arial" fo:font-size="10pt" fo:language="es" fo:country="ES" fo:font-weight="bold" officeooo:rsid="01a94700" officeooo:paragraph-rsid="018537f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Standard" style:list-style-name="L6">
      <loext:graphic-properties draw:fill="none"/>
      <style:paragraph-properties fo:margin-left="0.6cm" fo:margin-right="0cm" fo:text-indent="-0.6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b5adee" officeooo:paragraph-rsid="018537f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b5adee" officeooo:paragraph-rsid="018537f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Standard" style:list-style-name="L6">
      <loext:graphic-properties draw:fill="none"/>
      <style:paragraph-properties fo:margin-left="0.6cm" fo:margin-right="0cm" fo:text-indent="-0.6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b5adee" officeooo:paragraph-rsid="018f401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Standard" style:master-page-name="">
      <loext:graphic-properties draw:fill="solid" draw:fill-color="#dddddd" draw:opacity="100%"/>
      <style:paragraph-properties style:page-number="auto" fo:background-color="#dddddd"/>
      <style:text-properties fo:color="#0000ff" loext:opacity="100%" style:font-name="Arial" fo:font-size="10pt" fo:language="es" fo:country="ES" fo:font-weight="bold" officeooo:rsid="019756bd" officeooo:paragraph-rsid="018537f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Standard">
      <loext:graphic-properties draw:fill="none"/>
      <style:paragraph-properties fo:margin-left="0.4cm" fo:margin-right="0cm" fo:text-indent="-0.4cm" style:auto-text-indent="false" fo:background-color="transparent"/>
      <style:text-properties fo:color="#000000" loext:opacity="100%" style:font-name="Arial" fo:font-size="10pt" fo:language="es" fo:country="ES" fo:font-weight="normal" officeooo:rsid="0181bdb6" officeooo:paragraph-rsid="018537f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loext:graphic-properties draw:fill="none"/>
      <style:paragraph-properties fo:margin-left="0.4cm" fo:margin-right="0cm" fo:text-align="center" style:justify-single-word="false" fo:text-indent="-0.4cm" style:auto-text-indent="false" fo:background-color="transparent"/>
      <style:text-properties style:use-window-font-color="true" loext:opacity="0%" style:font-name="Courier New" fo:font-size="10pt" fo:language="es" fo:country="ES" fo:font-weight="bold" officeooo:rsid="0183c688" officeooo:paragraph-rsid="018537f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19112bc" style:font-size-asian="10pt" style:font-size-complex="10pt"/>
    </style:style>
    <style:style style:name="T3" style:family="text">
      <style:text-properties officeooo:rsid="01a90ddc"/>
    </style:style>
    <style:style style:name="T4" style:family="text">
      <style:text-properties officeooo:rsid="018fd709"/>
    </style:style>
    <style:style style:name="T5" style:family="text">
      <style:text-properties officeooo:rsid="01950d32"/>
    </style:style>
    <style:style style:name="T6" style:family="text">
      <style:text-properties officeooo:rsid="0191a9c1"/>
    </style:style>
    <style:style style:name="T7" style:family="text">
      <style:text-properties fo:color="#000000" loext:opacity="100%" style:font-name="Arial" fo:font-size="10pt" fo:language="es" fo:country="ES" fo:font-weight="normal" officeooo:rsid="0191a9c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8" style:family="text">
      <style:text-properties fo:color="#000000" loext:opacity="100%" style:font-name="Arial" fo:font-size="10pt" fo:language="es" fo:country="ES" fo:font-weight="normal" officeooo:rsid="01950d32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9" style:family="text">
      <style:text-properties officeooo:rsid="01921698"/>
    </style:style>
    <style:style style:name="T10" style:family="text">
      <style:text-properties officeooo:rsid="0188a7dd"/>
    </style:style>
    <style:style style:name="T11" style:family="text">
      <style:text-properties officeooo:rsid="01b5adee"/>
    </style:style>
    <style:style style:name="T12" style:family="text">
      <style:text-properties officeooo:rsid="018c4a7e"/>
    </style:style>
    <style:style style:name="T13" style:family="text">
      <style:text-properties officeooo:rsid="018dd146"/>
    </style:style>
    <style:style style:name="T14" style:family="text">
      <style:text-properties style:use-window-font-color="true" loext:opacity="0%" style:font-name="Courier New" fo:font-weight="bold" officeooo:rsid="01b5adee" style:font-weight-asian="bold" style:font-weight-complex="bold"/>
    </style:style>
    <style:style style:name="T15" style:family="text">
      <style:text-properties style:use-window-font-color="true" loext:opacity="0%" style:font-name="Courier New" fo:font-weight="bold" officeooo:rsid="01bcac80" style:font-weight-asian="bold" style:font-weight-complex="bold"/>
    </style:style>
    <style:style style:name="T16" style:family="text">
      <style:text-properties officeooo:rsid="01bcac80"/>
    </style:style>
    <style:style style:name="T17" style:family="text">
      <style:text-properties officeooo:rsid="019756b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1">DE </text:span><text:span text:style-name="T2">EXPRESIONES</text:span></text:p>
      <text:p text:style-name="P2"/>
      <text:p text:style-name="P2"/>
      <text:p text:style-name="P3">Expresiones aritméticas<text:span text:style-name="T3"> básicas</text:span></text:p>
      <text:p text:style-name="P4">1. <text:span text:style-name="T4">Dada</text:span><text:span text:style-name="T5">s</text:span><text:span text:style-name="T4"> la</text:span><text:span text:style-name="T5">s</text:span><text:span text:style-name="T4"> siguiente expresión</text:span><text:span text:style-name="T5">es</text:span><text:span text:style-name="T4"> en PHP</text:span><text:span text:style-name="T5">, para cada una a</text:span><text:span text:style-name="T6">plicando las reglas de</text:span><text:span text:style-name="T5"> </text:span><text:span text:style-name="T6">orden de agrupación</text:span><text:span text:style-name="T5"> (</text:span><text:span text:style-name="T6">precedencia y asociatividad</text:span><text:span text:style-name="T5">) y </text:span><text:span text:style-name="T6">orden de evaluación</text:span><text:span text:style-name="T5">:</text:span></text:p>
      <text:list xml:id="list2869278185" text:style-name="L1">
        <text:list-item>
          <text:p text:style-name="P5"><text:span text:style-name="T7">pon paréntesis de forma que, sin modificar su funcionalidad, haga claro en qué orden se evalúa.</text:span><text:span text:style-name="T8"> </text:span></text:p>
        </text:list-item>
        <text:list-item>
          <text:p text:style-name="P6">indica el valor resultante de la expresión y de las variables, si las hay</text:p>
        </text:list-item>
      </text:list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list text:style-name="L2">
              <text:list-item>
                <text:p text:style-name="P8">$a1 = 15 - 3 - 2;</text:p>
                <text:p text:style-name="P8"/>
              </text:list-item>
              <text:list-item>
                <text:p text:style-name="P8">$a2 = 12 / 6 / 2;</text:p>
                <text:p text:style-name="P8"/>
              </text:list-item>
              <text:list-item>
                <text:p text:style-name="P8">$a3 = 3 ** 2 ** 3;</text:p>
                <text:p text:style-name="P8"/>
              </text:list-item>
              <text:list-item>
                <text:p text:style-name="P8">$a4 = 15 - 3 ** 4 / 3;</text:p>
                <text:p text:style-name="P8"/>
              </text:list-item>
              <text:list-item>
                <text:p text:style-name="P8">$a5 = 10/-0;</text:p>
                <text:p text:style-name="P8"/>
              </text:list-item>
              <text:list-item>
                <text:p text:style-name="P8">$a6 = -10 / -0;</text:p>
                <text:p text:style-name="P8"/>
              </text:list-item>
              <text:list-item>
                <text:p text:style-name="P9">$a7 = 10 * 10 ** 5 % 20 + 10 % 5;</text:p>
                <text:p text:style-name="P9"/>
              </text:list-item>
              <text:list-item>
                <text:p text:style-name="P9">$a8 = <text:s/>10;</text:p>
                <text:p text:style-name="P9">$b8 = <text:s/>$a8++ % 10 ? "ola ".$a8 : "hola ".$a8;</text:p>
                <text:p text:style-name="P9"/>
              </text:list-item>
              <text:list-item>
                <text:p text:style-name="P9">$a9 = 9;</text:p>
                <text:p text:style-name="P9">$b9 = $a9++ % 10 ? "ola ".$a9 : "hola ".$a9;</text:p>
                <text:p text:style-name="P10"/>
              </text:list-item>
              <text:list-item>
                <text:p text:style-name="P9">$a10 = 4;</text:p>
                <text:p text:style-name="P9">$r10 = $a10-- &lt;= 5 % $a10 <text:s/>? ++$a10 : $a10--;</text:p>
              </text:list-item>
            </text:list>
          </table:table-cell>
          <table:table-cell table:style-name="Tabla1.B1" office:value-type="string">
            <text:list text:continue-numbering="true" text:style-name="L2">
              <text:list-item>
                <text:p text:style-name="P9">$r11 = INF / INF;</text:p>
                <text:p text:style-name="P9"/>
              </text:list-item>
              <text:list-item>
                <text:p text:style-name="P9">$r12 = 0/-0;</text:p>
                <text:p text:style-name="P9"/>
              </text:list-item>
              <text:list-item>
                <text:p text:style-name="P9">$r13 = 1_234 + 1_000;</text:p>
                <text:p text:style-name="P9"/>
              </text:list-item>
              <text:list-item>
                <text:p text:style-name="P9">$r14 = 1_000.34 + 1_000.10;</text:p>
                <text:p text:style-name="P9"/>
              </text:list-item>
              <text:list-item>
                <text:p text:style-name="P9">$r15 = 0xFE + 1;</text:p>
                <text:p text:style-name="P9"/>
              </text:list-item>
              <text:list-item>
                <text:p text:style-name="P9">$r16 = 0b001 + 0b001;</text:p>
                <text:p text:style-name="P9"/>
              </text:list-item>
              <text:list-item>
                <text:p text:style-name="P9">$r17 = 0333 + 0001;</text:p>
              </text:list-item>
            </text:list>
          </table:table-cell>
        </table:table-row>
      </table:table>
      <text:p text:style-name="P7"/>
      <text:p text:style-name="P7"/>
      <text:p text:style-name="P3">Expresiones aritméticas</text:p>
      <text:p text:style-name="P4"><text:span text:style-name="T9">2</text:span>. <text:span text:style-name="T4">Dada</text:span><text:span text:style-name="T5">s</text:span><text:span text:style-name="T4"> la</text:span><text:span text:style-name="T5">s</text:span><text:span text:style-name="T4"> siguiente expresión</text:span><text:span text:style-name="T5">es</text:span><text:span text:style-name="T4"> en PHP</text:span><text:span text:style-name="T5">, para cada una a</text:span><text:span text:style-name="T6">plicando las reglas de</text:span><text:span text:style-name="T5"> </text:span><text:span text:style-name="T6">orden de agrupación</text:span><text:span text:style-name="T5"> (</text:span><text:span text:style-name="T6">precedencia y asociatividad</text:span><text:span text:style-name="T5">) y </text:span><text:span text:style-name="T6">orden de evaluación</text:span><text:span text:style-name="T5">:</text:span></text:p>
      <text:list xml:id="list202136162196704" text:continue-list="list2869278185" text:style-name="L1">
        <text:list-item>
          <text:p text:style-name="P5"><text:span text:style-name="T7">pon paréntesis de forma que, sin modificar su funcionalidad, haga claro en qué orden se evalúa.</text:span><text:span text:style-name="T8"> </text:span></text:p>
        </text:list-item>
        <text:list-item>
          <text:p text:style-name="P6">indica el valor resultante de la expresión y de las variables, si las hay</text:p>
        </text:list-item>
      </text:list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list text:style-name="L3">
              <text:list-item text:start-value="1">
                <text:p text:style-name="P11">$a1 = 1;</text:p>
                <text:p text:style-name="P11">$r1 = $a1++ + --$a1;</text:p>
                <text:p text:style-name="P11"/>
              </text:list-item>
              <text:list-item>
                <text:p text:style-name="P11">$a2 = 1;</text:p>
                <text:p text:style-name="P11">$r2 = $a2++ + $a2--;</text:p>
                <text:p text:style-name="P11"/>
              </text:list-item>
              <text:list-item>
                <text:p text:style-name="P11">$a3 = 1;</text:p>
                <text:p text:style-name="P11">$r3 = ++$a3 + $a3--;</text:p>
              </text:list-item>
            </text:list>
            <text:p text:style-name="P12"/>
          </table:table-cell>
          <table:table-cell table:style-name="Tabla2.B1" office:value-type="string">
            <text:list text:continue-numbering="true" text:style-name="L3">
              <text:list-item>
                <text:p text:style-name="P13">$a4 = 1;</text:p>
                <text:p text:style-name="P13">$r4 = $a4 &gt; 1 ? ( $a4 &lt; 1 ? $a4++ : $a4--) : --$a4 ;</text:p>
                <text:p text:style-name="P13"/>
              </text:list-item>
              <text:list-item>
                <text:p text:style-name="P13">$a5 = 1;</text:p>
                <text:p text:style-name="P13">$b5 = 2;</text:p>
                <text:p text:style-name="P13">$r5 = $a5 * $b5 &gt;= 2 ? $a5 += $b5-- : $a5 /= --$b5;</text:p>
                <text:p text:style-name="P13"/>
              </text:list-item>
              <text:list-item>
                <text:p text:style-name="P13">$a6 = 1;</text:p>
                <text:p text:style-name="P14"><text:span text:style-name="T10"><text:s text:c="2"/></text:span>$k6 = 10;</text:p>
                <text:p text:style-name="P13">for ($i = 1; $i &lt; 100; $i += $k6) {</text:p>
                <text:p text:style-name="P13"><text:s text:c="4"/>$a6 += $i;</text:p>
                <text:p text:style-name="P13">}</text:p>
              </text:list-item>
            </text:list>
          </table:table-cell>
        </table:table-row>
      </table:table>
      <text:p text:style-name="P7"/>
      <text:p text:style-name="P15"/>
      <text:p text:style-name="P15"/>
      <text:p text:style-name="P16">Operadores lógicos de shortcut</text:p>
      <text:p text:style-name="P4"><text:span text:style-name="T11">3</text:span>. <text:span text:style-name="T4">Dada</text:span><text:span text:style-name="T5">s</text:span><text:span text:style-name="T4"> la</text:span><text:span text:style-name="T5">s</text:span><text:span text:style-name="T4"> siguiente expresión</text:span><text:span text:style-name="T5">es</text:span><text:span text:style-name="T4"> en PHP</text:span><text:span text:style-name="T5">, para cada una a</text:span><text:span text:style-name="T6">plicando las reglas de</text:span><text:span text:style-name="T5"> </text:span><text:span text:style-name="T6">orden de agrupación</text:span><text:span text:style-name="T5"> (</text:span><text:span text:style-name="T6">precedencia y asociatividad</text:span><text:span text:style-name="T5">) y </text:span><text:span text:style-name="T6">orden de evaluación</text:span><text:span text:style-name="T5">:</text:span></text:p>
      <text:list xml:id="list202135730856150" text:continue-list="list202136162196704" text:style-name="L1">
        <text:list-item>
          <text:p text:style-name="P5"><text:span text:style-name="T7">pon paréntesis de forma que, sin modificar su funcionalidad, haga claro en qué orden se evalúa.</text:span><text:span text:style-name="T8"> </text:span></text:p>
        </text:list-item>
        <text:list-item>
          <text:p text:style-name="P6">indica el valor resultante de la expresión y de las variables, si las hay</text:p>
        </text:list-item>
      </text:list>
      <text:p text:style-name="P7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list text:style-name="L4">
              <text:list-item>
                <text:p text:style-name="P17">$a1 = 1;</text:p>
                <text:p text:style-name="P17">$r1 = true || ++$a1;</text:p>
                <text:p text:style-name="P17"/>
              </text:list-item>
              <text:list-item>
                <text:p text:style-name="P17">$a2 = 1;</text:p>
                <text:p text:style-name="P17">$r2 = false || ++$a2;</text:p>
                <text:p text:style-name="P17"/>
              </text:list-item>
              <text:list-item>
                <text:p text:style-name="P17">$a3 = 1;</text:p>
                <text:p text:style-name="P17">$r3 = ++$a3 || true;</text:p>
                <text:p text:style-name="P17"/>
              </text:list-item>
              <text:list-item>
                <text:p text:style-name="P17">$a4 = 1;</text:p>
                <text:p text:style-name="P17">$r4 = false &amp;&amp; ++$a4;</text:p>
                <text:p text:style-name="P17"/>
              </text:list-item>
              <text:list-item>
                <text:p text:style-name="P17">$a5 = 0;</text:p>
                <text:p text:style-name="P17">$b5 = 1;</text:p>
                <text:p text:style-name="P17">$r5 = $a5++ &amp;&amp; $b5++;</text:p>
                <text:p text:style-name="P18"/>
              </text:list-item>
              <text:list-item>
                <text:p text:style-name="P17">$a6 = 1;</text:p>
                <text:p text:style-name="P17">$b6 = 0;</text:p>
                <text:p text:style-name="P17">$r6 = --$a6 || $b6++;</text:p>
                <text:p text:style-name="P17"/>
              </text:list-item>
              <text:list-item>
                <text:p text:style-name="P17">$a7 = 1;</text:p>
                <text:p text:style-name="P17">$r7 = --$a7 || $a7++;</text:p>
                <text:p text:style-name="P17"/>
              </text:list-item>
              <text:list-item>
                <text:p text:style-name="P17">$a8 = 1;</text:p>
                <text:p text:style-name="P17">$r8 = --$a8 &amp;&amp; $a8++;</text:p>
                <text:p text:style-name="P17"/>
              </text:list-item>
              <text:list-item>
                <text:p text:style-name="P17">$a9 = 1;</text:p>
                <text:p text:style-name="P17">$r9 = $a9-- &amp;&amp; $a9++;</text:p>
                <text:p text:style-name="P17"/>
              </text:list-item>
            </text:list>
          </table:table-cell>
          <table:table-cell table:style-name="Tabla3.B1" office:value-type="string">
            <text:list text:continue-numbering="true" text:style-name="L4">
              <text:list-header>
                <text:p text:style-name="P19">// Leyes de De Morgan:</text:p>
              </text:list-header>
              <text:list-item>
                <text:p text:style-name="P20">$a10 = true;</text:p>
                <text:p text:style-name="P20">$b10 = true;</text:p>
                <text:p text:style-name="P20">$r10a = !($a10 &amp;&amp; $b10) === (!$a10 || !$b10);</text:p>
                <text:p text:style-name="P20">$r10aa = !($a10 &amp;&amp; $b10) === !$a10 || !$b10;</text:p>
                <text:p text:style-name="P20"/>
              </text:list-item>
              <text:list-item>
                <text:p text:style-name="P20">$a10 = true;</text:p>
                <text:p text:style-name="P20">$b10 = false;</text:p>
                <text:p text:style-name="P20">$r10b = !($a10 &amp;&amp; $b10) === (!$a10 || !$b10);</text:p>
                <text:p text:style-name="P20">$r10bb = !($a10 &amp;&amp; $b10) === !$a10 || !$b10;</text:p>
                <text:p text:style-name="P20"/>
              </text:list-item>
              <text:list-item>
                <text:p text:style-name="P20">$a10 = false;</text:p>
                <text:p text:style-name="P20">$b10 = true;</text:p>
                <text:p text:style-name="P20">$r10c = !($a10 &amp;&amp; $b10) === (!$a10 || !$b10);</text:p>
                <text:p text:style-name="P20">$r10cc = !($a10 &amp;&amp; $b10) === !$a10 || !$b10;</text:p>
                <text:p text:style-name="P20"/>
              </text:list-item>
              <text:list-item>
                <text:p text:style-name="P20">$a10 = false;</text:p>
                <text:p text:style-name="P20">$b10 = false;</text:p>
                <text:p text:style-name="P20">$r10d = !($a10 &amp;&amp; $b10) === (!$a10 || !$b10);</text:p>
                <text:p text:style-name="P20">$r10dd = !($a10 &amp;&amp; $b10) === !$a10 || !$b10;</text:p>
                <text:p text:style-name="P20"/>
              </text:list-item>
              <text:list-item>
                <text:p text:style-name="P20">$a11 = true;</text:p>
                <text:p text:style-name="P20">$b11 = true;</text:p>
                <text:p text:style-name="P20">$r11a = !($a11 || $b11) === (!$a11 &amp;&amp; !$b11);</text:p>
                <text:p text:style-name="P20">$r11aa = !($a11 || $b11) === !$a11 &amp;&amp; !$b11;</text:p>
                <text:p text:style-name="P20"/>
              </text:list-item>
              <text:list-item>
                <text:p text:style-name="P20">$a11 = true;</text:p>
                <text:p text:style-name="P20">$b11 = false;</text:p>
                <text:p text:style-name="P20">$r11b = !($a11 || $b11) === (!$a11 &amp;&amp; !$b11);</text:p>
                <text:p text:style-name="P20">$r11bb = !($a11 || $b11) === !$a11 &amp;&amp; !$b11;</text:p>
                <text:p text:style-name="P20"/>
              </text:list-item>
              <text:list-item>
                <text:p text:style-name="P20">$a11 = false;</text:p>
                <text:p text:style-name="P20">$b11 = true;</text:p>
                <text:p text:style-name="P20">$r11c = !($a11 || $b11) === (!$a11 &amp;&amp; !$b11);</text:p>
                <text:p text:style-name="P20">$r11cc = !($a11 || $b11) === !$a11 &amp;&amp; !$b11;</text:p>
                <text:p text:style-name="P20"/>
              </text:list-item>
              <text:list-item>
                <text:p text:style-name="P20">$a11 = false;</text:p>
                <text:p text:style-name="P20">$b11 = false;</text:p>
                <text:p text:style-name="P20">$r11d = !($a11 || $b11) === (!$a11 &amp;&amp; !$b11);</text:p>
                <text:p text:style-name="P21">$r11dd = !($a11 || $b11) === !$a11 &amp;&amp; !$b11;</text:p>
              </text:list-item>
            </text:list>
          </table:table-cell>
        </table:table-row>
      </table:table>
      <text:p text:style-name="P7"/>
      <text:p text:style-name="P15"/>
      <text:p text:style-name="P15"/>
      <text:p text:style-name="P22">Operadores a nivel de bit</text:p>
      <text:p text:style-name="P4"><text:span text:style-name="T12">4</text:span>. <text:span text:style-name="T4">Dada</text:span><text:span text:style-name="T5">s</text:span><text:span text:style-name="T4"> la</text:span><text:span text:style-name="T5">s</text:span><text:span text:style-name="T4"> siguiente expresión</text:span><text:span text:style-name="T5">es</text:span><text:span text:style-name="T4"> en PHP</text:span><text:span text:style-name="T5">, para cada una a</text:span><text:span text:style-name="T6">plicando las reglas de</text:span><text:span text:style-name="T5"> </text:span><text:span text:style-name="T6">orden de agrupación</text:span><text:span text:style-name="T5"> (</text:span><text:span text:style-name="T6">precedencia y asociatividad</text:span><text:span text:style-name="T5">) y </text:span><text:span text:style-name="T6">orden de evaluación</text:span><text:span text:style-name="T5">:</text:span></text:p>
      <text:list xml:id="list202134643484881" text:continue-list="list202135730856150" text:style-name="L1">
        <text:list-item>
          <text:p text:style-name="P5"><text:span text:style-name="T7">pon paréntesis de forma que, sin modificar su funcionalidad, haga claro en qué orden se evalúa.</text:span><text:span text:style-name="T8"> </text:span></text:p>
        </text:list-item>
        <text:list-item>
          <text:p text:style-name="P6">indica el valor resultante de la expresión y de las variables, si las hay</text:p>
        </text:list-item>
      </text:list>
      <text:p text:style-name="P23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list text:style-name="L5">
              <text:list-item text:start-value="1">
                <text:p text:style-name="P24">$r = 65 | 33;</text:p>
                <text:p text:style-name="P24"/>
              </text:list-item>
              <text:list-item>
                <text:p text:style-name="P24">$r = 65 ^ 3;</text:p>
                <text:p text:style-name="P24"/>
              </text:list-item>
              <text:list-item>
                <text:p text:style-name="P24">$r = 0b01010101 ^ 0b10101010;</text:p>
                <text:p text:style-name="P24"/>
              </text:list-item>
              <text:list-item>
                <text:p text:style-name="P24">$r = 0b00000001&lt;&lt;1;</text:p>
                <text:p text:style-name="P24"/>
              </text:list-item>
              <text:list-item>
                <text:p text:style-name="P24">$r = (0b00000001&lt;&lt;1)&lt;&lt;1;</text:p>
                <text:p text:style-name="P24"/>
              </text:list-item>
              <text:list-item>
                <text:p text:style-name="P24">$r = ((0b00000001&lt;&lt;1)&lt;&lt;1)&lt;&lt;1;</text:p>
                <text:p text:style-name="P24"/>
              </text:list-item>
              <text:list-item>
                <text:p text:style-name="P24">$r = 0b00000001&lt;&lt;3;</text:p>
                <text:p text:style-name="P24"/>
              </text:list-item>
              <text:list-item>
                <text:p text:style-name="P24"><text:soft-page-break/>$r = 0x80000000&gt;&gt;4;</text:p>
                <text:p text:style-name="P24"/>
              </text:list-item>
              <text:list-item>
                <text:p text:style-name="P24">echo PHP_INT_MAX . PHP_EOL;<text:line-break/></text:p>
              </text:list-item>
              <text:list-item>
                <text:p text:style-name="P24">echo PHP_INT_MIN . PHP_EOL;<text:line-break/></text:p>
              </text:list-item>
              <text:list-item>
                <text:p text:style-name="P24">echo PHP_INT_SIZE . PHP_EOL;</text:p>
                <text:p text:style-name="P24"/>
              </text:list-item>
              <text:list-item>
                <text:p text:style-name="P24">$r = 0xffffffff;</text:p>
                <text:p text:style-name="P24"/>
              </text:list-item>
              <text:list-item>
                <text:p text:style-name="P24">$r = 0xffffffffff;</text:p>
                <text:p text:style-name="P24"/>
              </text:list-item>
              <text:list-item>
                <text:p text:style-name="P24">$r = 0xffffffffffff;</text:p>
                <text:p text:style-name="P24"/>
              </text:list-item>
              <text:list-item>
                <text:p text:style-name="P24">$r = 0xffffffffffffff;</text:p>
                <text:p text:style-name="P24"/>
              </text:list-item>
              <text:list-item>
                <text:p text:style-name="P24">$r = 0xfffffffffffffff;</text:p>
                <text:p text:style-name="P24"/>
              </text:list-item>
              <text:list-item>
                <text:p text:style-name="P24">$r = 0x7fffffffffffffff;</text:p>
                <text:p text:style-name="P24"/>
              </text:list-item>
              <text:list-item>
                <text:p text:style-name="P25">$r = 0x7fffffffffffffff&lt;&lt;1;</text:p>
                <text:p text:style-name="P25"/>
              </text:list-item>
              <text:list-item>
                <text:p text:style-name="P25">$r = 0x7fffffffffffffff&lt;&lt;1 | 1<text:span text:style-name="T13">;</text:span></text:p>
                <text:p text:style-name="P25"/>
              </text:list-item>
              <text:list-item>
                <text:p text:style-name="P25">$r = 0xffffffffffffffff;</text:p>
              </text:list-item>
            </text:list>
          </table:table-cell>
          <table:table-cell table:style-name="Tabla5.B1" office:value-type="string">
            <text:list text:continue-numbering="true" text:style-name="L5">
              <text:list-item>
                <text:p text:style-name="P25">$r = 0x8000000000000000;</text:p>
                <text:p text:style-name="P25"/>
              </text:list-item>
              <text:list-item>
                <text:p text:style-name="P25">$r = (int) 0xffffffffffffffff;</text:p>
                <text:p text:style-name="P25"/>
              </text:list-item>
              <text:list-item>
                <text:p text:style-name="P25">$r = (0x80000000 + 0x0fffffff);</text:p>
                <text:p text:style-name="P25"/>
              </text:list-item>
              <text:list-item>
                <text:p text:style-name="P25">$r = (0x80000000 + 0x0fffffff)|0;</text:p>
                <text:p text:style-name="P25"/>
              </text:list-item>
              <text:list-item>
                <text:p text:style-name="P25">$r = (int) (23 / 2);</text:p>
                <text:p text:style-name="P25"/>
              </text:list-item>
              <text:list-item>
                <text:p text:style-name="P25">$r = (int) (23 % 2);</text:p>
                <text:p text:style-name="P25"/>
              </text:list-item>
              <text:list-item>
                <text:p text:style-name="P26">$r = ~false;</text:p>
                <text:p text:style-name="P25"/>
              </text:list-item>
              <text:list-item>
                <text:p text:style-name="P25"><text:soft-page-break/>$r = !false;</text:p>
                <text:p text:style-name="P25"/>
              </text:list-item>
              <text:list-item>
                <text:p text:style-name="P25">$r = !true;</text:p>
                <text:p text:style-name="P25"/>
              </text:list-item>
              <text:list-item>
                <text:p text:style-name="P25">$a = 10;<text:line-break/><text:span text:style-name="T13"> <text:s text:c="3"/></text:span>$r = ~$a === -$a - 1;</text:p>
                <text:p text:style-name="P25"/>
              </text:list-item>
              <text:list-item>
                <text:p text:style-name="P25">$r = (-0)*10;</text:p>
                <text:p text:style-name="P25"/>
              </text:list-item>
              <text:list-item>
                <text:p text:style-name="P25">$r = ~0;</text:p>
                <text:p text:style-name="P25"/>
              </text:list-item>
              <text:list-item>
                <text:p text:style-name="P25">$r = ~~(0);</text:p>
                <text:p text:style-name="P25"/>
              </text:list-item>
              <text:list-item>
                <text:p text:style-name="P25">$r = -0&lt;&lt;2&gt;&gt;2;</text:p>
                <text:p text:style-name="P25"/>
              </text:list-item>
              <text:list-item>
                <text:p text:style-name="P25">$r = -1&gt;&gt;1;</text:p>
                <text:p text:style-name="P25"/>
              </text:list-item>
              <text:list-item>
                <text:p text:style-name="P25">$r = -1&gt;&gt;6;</text:p>
                <text:p text:style-name="P25"/>
              </text:list-item>
              <text:list-item>
                <text:p text:style-name="P25">$r = -1&lt;&lt;63;</text:p>
              </text:list-item>
            </text:list>
          </table:table-cell>
        </table:table-row>
      </table:table>
      <text:p text:style-name="P15"/>
      <text:p text:style-name="P15"/>
      <text:p text:style-name="P27">Forzar aritmética entera</text:p>
      <text:p text:style-name="P4"><text:span text:style-name="T12">5</text:span>. <text:span text:style-name="T4">Dada</text:span><text:span text:style-name="T5">s</text:span><text:span text:style-name="T4"> la</text:span><text:span text:style-name="T5">s</text:span><text:span text:style-name="T4"> siguiente expresión</text:span><text:span text:style-name="T5">es</text:span><text:span text:style-name="T4"> en PHP</text:span><text:span text:style-name="T5">, para cada una a</text:span><text:span text:style-name="T6">plicando las reglas de</text:span><text:span text:style-name="T5"> </text:span><text:span text:style-name="T6">orden de agrupación</text:span><text:span text:style-name="T5"> (</text:span><text:span text:style-name="T6">precedencia y asociatividad</text:span><text:span text:style-name="T5">) y </text:span><text:span text:style-name="T6">orden de evaluación</text:span><text:span text:style-name="T5">:</text:span></text:p>
      <text:list text:continue-list="list202134643484881" text:style-name="L1">
        <text:list-item>
          <text:p text:style-name="P5"><text:span text:style-name="T7">pon paréntesis de forma que, sin modificar su funcionalidad, haga claro en qué orden se evalúa.</text:span><text:span text:style-name="T8"> </text:span></text:p>
        </text:list-item>
        <text:list-item>
          <text:p text:style-name="P6">indica el valor resultante de la expresión y de las variables, si las hay</text:p>
        </text:list-item>
      </text:list>
      <text:p text:style-name="P28">Estas expresiones buscan realizar las operaciones con aritmética entera y no aritmética de coma flotante</text:p>
      <text:p text:style-name="P7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list text:style-name="L6">
              <text:list-item>
                <text:p text:style-name="P29">$r = (19 / 2);</text:p>
                <text:p text:style-name="P29"/>
              </text:list-item>
              <text:list-item>
                <text:p text:style-name="P29">$r = (int) (19 / 2);</text:p>
                <text:p text:style-name="P29"/>
              </text:list-item>
              <text:list-item>
                <text:p text:style-name="P29">$r = (-19 / 2);</text:p>
                <text:p text:style-name="P29"/>
              </text:list-item>
              <text:list-item>
                <text:p text:style-name="P29">$r = (int) (-19 / 2);</text:p>
              </text:list-item>
            </text:list>
            <text:p text:style-name="P30"/>
          </table:table-cell>
          <table:table-cell table:style-name="Tabla6.B1" office:value-type="string">
            <text:list text:continue-numbering="true" text:style-name="L6">
              <text:list-item>
                <text:p text:style-name="P31">$r = ((19 / 2) + (23 / 3)) % 5;<text:line-break/></text:p>
              </text:list-item>
              <text:list-item>
                <text:p text:style-name="P31">$r = (( int) (19 / 2) + (int)(23 / 3) ) % 5;</text:p>
                <text:p text:style-name="P31"/>
              </text:list-item>
              <text:list-item>
                <text:p text:style-name="P31">$r = (( (( int) (19 / 2)) + (( int) 23 / 3) )) % 5;</text:p>
                <text:p text:style-name="P31"/>
              </text:list-item>
              <text:list-item>
                <text:p text:style-name="P31">$r = (int) ((( (( int) (19 / 2)) + (( int) 23 / 3) )) % 5);</text:p>
              </text:list-item>
            </text:list>
          </table:table-cell>
        </table:table-row>
      </table:table>
      <text:p text:style-name="P15"/>
      <text:p text:style-name="P15"/>
      <text:p text:style-name="P32">Forzar aritmética entera</text:p>
      <text:p text:style-name="P33"><text:span text:style-name="T12">6</text:span>. <text:span text:style-name="T11">Modificar la siguiente expresión en lenguaje C (que utiliza aritmética entera, al ser </text:span><text:span text:style-name="T14">d</text:span><text:span text:style-name="T11">, </text:span><text:span text:style-name="T14">m</text:span><text:span text:style-name="T11">, y </text:span><text:span text:style-name="T15">y</text:span><text:span text:style-name="T16"> </text:span><text:span text:style-name="T11">número enteros) para que funcione en PHP:<text:line-break/></text:span></text:p>
      <text:p text:style-name="P34"><text:span text:style-name="T17">(d</text:span><text:span text:style-name="T11"> </text:span><text:span text:style-name="T17">+=</text:span><text:span text:style-name="T11"> </text:span><text:span text:style-name="T17">m</text:span><text:span text:style-name="T11"> </text:span><text:span text:style-name="T17">&lt;</text:span><text:span text:style-name="T11"> </text:span><text:span text:style-name="T17">3</text:span><text:span text:style-name="T11"> </text:span><text:span text:style-name="T17">?</text:span><text:span text:style-name="T11"> </text:span><text:span text:style-name="T17">y--</text:span><text:span text:style-name="T11"> </text:span><text:span text:style-name="T17">:</text:span><text:span text:style-name="T11"> </text:span><text:span text:style-name="T17">y-2</text:span><text:span text:style-name="T11"> </text:span><text:span text:style-name="T17">,</text:span><text:span text:style-name="T11"> </text:span><text:span text:style-name="T17">23</text:span><text:span text:style-name="T11"> </text:span><text:span text:style-name="T17">*</text:span><text:span text:style-name="T11"> </text:span><text:span text:style-name="T17">m</text:span><text:span text:style-name="T11"> </text:span><text:span text:style-name="T17">/</text:span><text:span text:style-name="T11"> </text:span><text:span text:style-name="T17">9</text:span><text:span text:style-name="T11"> </text:span><text:span text:style-name="T17">+</text:span><text:span text:style-name="T11"> </text:span><text:span text:style-name="T17">d</text:span><text:span text:style-name="T11"> </text:span><text:span text:style-name="T17">+</text:span><text:span text:style-name="T11"> </text:span><text:span text:style-name="T17">4</text:span><text:span text:style-name="T11"> </text:span><text:span text:style-name="T17">+</text:span><text:span text:style-name="T11"> </text:span><text:span text:style-name="T17">y</text:span><text:span text:style-name="T11"> </text:span><text:span text:style-name="T17">/</text:span><text:span text:style-name="T11"> </text:span><text:span text:style-name="T17">4</text:span><text:span text:style-name="T11"> </text:span><text:span text:style-name="T17">-</text:span><text:span text:style-name="T11"> </text:span><text:span text:style-name="T17">y</text:span><text:span text:style-name="T11"> </text:span><text:span text:style-name="T17">/</text:span><text:span text:style-name="T11"> </text:span><text:span text:style-name="T17">100</text:span><text:span text:style-name="T11"> </text:span><text:span text:style-name="T17">+</text:span><text:span text:style-name="T11"> </text:span><text:span text:style-name="T17">y</text:span><text:span text:style-name="T11"> </text:span><text:span text:style-name="T17">/</text:span><text:span text:style-name="T11"> </text:span><text:span text:style-name="T17">400</text:span><text:span text:style-name="T11"> </text:span><text:span text:style-name="T17">)</text:span><text:span text:style-name="T11"> </text:span><text:span text:style-name="T17">%</text:span><text:span text:style-name="T11"> </text:span><text:span text:style-name="T17">7 <text:s/></text:span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wiss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4.683cm" style:rel-column-width="16152*"/>
    </style:style>
    <style:style style:name="Tabla4.B" style:family="table-column">
      <style:table-column-properties style:column-width="11.919cm" style:rel-column-width="41108*"/>
    </style:style>
    <style:style style:name="Tabla4.C" style:family="table-column">
      <style:table-column-properties style:column-width="2.399cm" style:rel-column-width="8275*"/>
    </style:style>
    <style:style style:name="Tabla4.1" style:family="table-row">
      <style:table-row-properties style:min-row-height="0.893cm"/>
    </style:style>
    <style:style style:name="Tabla4.A1" style:family="table-cell">
      <style:table-cell-properties fo:padding="0.097cm" fo:border-left="none" fo:border-right="none" fo:border-top="none" fo:border-bottom="1pt solid #00ccff"/>
    </style:style>
    <style:style style:name="Tabla4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Table_20_Contents">
      <style:text-properties fo:font-size="6pt" style:font-size-asian="6pt" style:font-size-complex="6pt"/>
    </style:style>
    <style:style style:name="MP2" style:family="paragraph" style:parent-style-name="Table_20_Contents">
      <style:paragraph-properties fo:text-align="center" style:justify-single-word="false">
        <style:tab-stops>
          <style:tab-stop style:position="4.803cm" style:type="center"/>
          <style:tab-stop style:position="11.603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5.398cm" style:type="center"/>
          <style:tab-stop style:position="11.603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P5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00ccff" loext:opacity="100%" style:font-name="Berlin Sans FB Demi" fo:language="zxx" fo:country="none" fo:font-style="italic" fo:text-shadow="1pt 1pt" fo:font-weight="bold" officeooo:rsid="01923f5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b2b2b2" loext:opacity="100%" style:font-name="Berlin Sans FB Demi" fo:font-size="8pt" fo:language="zxx" fo:country="none" fo:font-style="italic" fo:text-shadow="1pt 1pt" fo:font-weight="bold" officeooo:rsid="01923f56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7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8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9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0" style:family="text">
      <style:text-properties fo:color="#9900ff" loext:opacity="100%" style:font-name="Berlin Sans FB Demi" fo:font-size="9pt" fo:language="zxx" fo:country="none" fo:font-style="italic" fo:text-shadow="1pt 1pt" fo:font-weight="bold" officeooo:rsid="01942b10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1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4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5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6" style:family="text">
      <style:text-properties fo:color="#6666ff" loext:opacity="100%" style:font-name="Berlin Sans FB Demi" fo:font-size="9pt" fo:language="zxx" fo:country="none" fo:font-style="italic" fo:text-shadow="1pt 1pt" fo:font-weight="bold" officeooo:rsid="0180b831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1"><draw:frame draw:style-name="Mfr1" draw:name="Imagen1" text:anchor-type="as-char" svg:width="4.232cm" svg:height="0.836cm" draw:z-index="8"><draw:image xlink:href="Pictures/100000000000208D00000671584EDD4B.jpg" xlink:type="simple" xlink:show="embed" xlink:actuate="onLoad" draw:mime-type="image/jpeg"/></draw:frame></text:p>
            </table:table-cell>
            <table:table-cell table:style-name="Tabla4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1"> <text:tab/></text:span><text:span text:style-name="MT5">Curso 202</text:span><text:span text:style-name="MT6">4</text:span><text:span text:style-name="MT5">/202</text:span><text:span text:style-name="MT6">5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:</text:span><text:span text:style-name="MT8"> <text:s/></text:span><text:span text:style-name="MT11">DWE</text:span><text:span text:style-name="MT12">S<text:tab/></text:span><text:span text:style-name="MT13">B</text:span><text:span text:style-name="MT14">oletín </text:span><text:span text:style-name="MT15">0</text:span><text:span text:style-name="MT16">6</text:span></text:p>
            </table:table-cell>
            <table:table-cell table:style-name="Tabla4.A1" office:value-type="string">
              <text:p text:style-name="MP4"><draw:frame draw:style-name="Mfr2" draw:name="Imagen8" text:anchor-type="as-char" svg:y="0.042cm" svg:width="2.127cm" svg:height="0.743cm" draw:z-index="5"><draw:image xlink:href="Pictures/100000000000013D0000006E50460692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5"><text:tab/></text:p>
      </style:header>
      <style:footer>
        <text:p text:style-name="Footer"><draw:frame draw:style-name="Mfr3" draw:name="Imagen 3" text:anchor-type="char" svg:x="33.738cm" svg:y="-0.228cm" svg:width="5.948cm" svg:height="1.09cm" draw:z-index="2"><draw:image xlink:href="Pictures/100000000000075500000158BFC9A402.jpg" xlink:type="simple" xlink:show="embed" xlink:actuate="onLoad" draw:mime-type="image/jpeg"/></draw:frame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6H47M19S</meta:editing-duration>
    <meta:editing-cycles>322</meta:editing-cycles>
    <meta:generator>LibreOffice/24.8.1.2$Windows_X86_64 LibreOffice_project/87fa9aec1a63e70835390b81c40bb8993f1d4ff6</meta:generator>
    <dc:date>2024-09-18T20:21:33.837000000</dc:date>
    <meta:print-date>2020-01-09T12:56:09.293000000</meta:print-date>
    <meta:document-statistic meta:table-count="6" meta:image-count="3" meta:object-count="0" meta:page-count="3" meta:paragraph-count="164" meta:word-count="1193" meta:character-count="5334" meta:non-whitespace-character-count="4378"/>
    <meta:user-defined meta:name="Info 1"/>
    <meta:user-defined meta:name="Info 2"/>
    <meta:user-defined meta:name="Info 3"/>
    <meta:user-defined meta:name="Info 4"/>
  </office:meta>
</office:document-meta>
</file>